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width="0.102cm" svg:stroke-color="#0000ff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svg:stroke-color="#ff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="" draw:marker-start-width="0.381cm" draw:marker-end="Circle" draw:marker-end-width="0.381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="Circle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13.462cm" svg:height="9.144cm" svg:x="1.508cm" svg:y="16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413cm" svg:height="2.032cm" draw:transform="rotate (-1.56224421346012) translate (5.445cm 17.493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1229.494614747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2.413cm" svg:height="1.397cm" svg:x="3.159cm" svg:y="23.35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2" draw:id="id2" draw:layer="layout" svg:width="2.413cm" svg:height="2.032cm" draw:transform="rotate (-1.56224421346012) translate (12.684cm 20.177cm)">
          <text:p/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1399.50289975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5.454cm" svg:y1="18.697cm" svg:x2="10.652cm" svg:y2="20.192cm" draw:start-shape="id1" draw:start-glue-point="4" draw:end-shape="id2" draw:end-glue-point="6" svg:d="m5454 18697h3788v1495h1410">
          <text:p/>
        </draw:connector>
        <draw:connector draw:style-name="gr5" draw:text-style-name="P1" draw:layer="layout" svg:x1="5.572cm" svg:y1="24.05cm" svg:x2="10.655cm" svg:y2="22.525cm" draw:start-shape="id3" draw:start-glue-point="1" svg:d="m5572 24050h2805v-1525h2278">
          <text:p/>
        </draw:connector>
        <draw:line draw:style-name="gr6" draw:text-style-name="P1" draw:layer="layout" svg:x1="12.684cm" svg:y1="21.447cm" svg:x2="14.208cm" svg:y2="21.447cm">
          <text:p/>
        </draw:line>
        <draw:line draw:style-name="gr7" draw:text-style-name="P1" draw:layer="layout" svg:x1="2.077cm" svg:y1="17.891cm" svg:x2="3.474cm" svg:y2="17.891cm">
          <text:p/>
        </draw:line>
        <draw:line draw:style-name="gr7" draw:text-style-name="P1" draw:layer="layout" svg:x1="2.016cm" svg:y1="19.542cm" svg:x2="3.413cm" svg:y2="19.542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2T11:05:35</meta:creation-date>
    <dc:date>2012-03-22T11:42:14</dc:date>
    <meta:editing-duration>PT5M19S</meta:editing-duration>
    <meta:editing-cycles>1</meta:editing-cycles>
    <meta:document-statistic meta:object-count="9"/>
    <meta:generator>LibreOffice/3.4$Linux LibreOffice_project/340m1$Build-1206</meta:generator>
  </office:meta>
</office:document-meta>
</file>